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09.06pt" svg:y="59.47pt">
            <draw:object draw:notify-on-update-of-ranges="Sheet1.B6:Sheet1.B16 Sheet1.C6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_sim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contenedor</text:p>
          </table:table-cell>
          <table:table-cell office:value-type="string" calcext:value-type="string">
            <text:p>100*100</text:p>
          </table:table-cell>
          <table:table-cell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100*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dad</text:p>
          </table:table-cell>
          <table:table-cell office:value-type="string" calcext:value-type="string">
            <text:p>num_particles</text:p>
          </table:table-cell>
          <table:table-cell office:value-type="string" calcext:value-type="string">
            <text:p>last_pres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395151751325736" calcext:value-type="float">
            <text:p>0.03951517513257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547397033761014" calcext:value-type="float">
            <text:p>0.05473970337610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678778325830207" calcext:value-type="float">
            <text:p>0.06787783258302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716825452266744" calcext:value-type="float">
            <text:p>0.07168254522667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880965968661309" calcext:value-type="float">
            <text:p>0.08809659686613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30958519310482" calcext:value-type="float">
            <text:p>0.09309585193104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8443307107272" calcext:value-type="float">
            <text:p>0.10844330710727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11169206019357" calcext:value-type="float">
            <text:p>0.111169206019357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17254462227126" calcext:value-type="float">
            <text:p>0.117254462227126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36609898735556" calcext:value-type="float">
            <text:p>0.13660989873555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48503580599711" calcext:value-type="float">
            <text:p>0.14850358059971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number-matrix-columns-spanned="2" table:number-matrix-rows-spanned="5" table:formula="of:=LINEST([.C6:.C16];[.B6:.B16]; ;1)" office:value-type="float" office:value="0.00101806611775666" calcext:value-type="float">
            <text:p>0.001018066117757</text:p>
          </table:table-cell>
          <table:table-cell office:value-type="float" office:value="-0.00753496088434126" calcext:value-type="float">
            <text:p>-0.007534960884341</text:p>
          </table:table-cell>
        </table:table-row>
        <table:table-row table:style-name="ro1">
          <table:table-cell/>
          <table:table-cell office:value-type="float" office:value="0.0000395197281061889" calcext:value-type="float">
            <text:p>3.95197281061889E-05</text:p>
          </table:table-cell>
          <table:table-cell office:value-type="float" office:value="0.00414486405150495" calcext:value-type="float">
            <text:p>0.004144864051505</text:p>
          </table:table-cell>
        </table:table-row>
        <table:table-row table:style-name="ro1">
          <table:table-cell/>
          <table:table-cell office:value-type="float" office:value="0.986619627972787" calcext:value-type="float">
            <text:p>0.986619627972787</text:p>
          </table:table-cell>
          <table:table-cell office:value-type="float" office:value="0.00414486405150495" calcext:value-type="float">
            <text:p>0.004144864051505</text:p>
          </table:table-cell>
        </table:table-row>
        <table:table-row table:style-name="ro1">
          <table:table-cell/>
          <table:table-cell office:value-type="float" office:value="663.627037700872" calcext:value-type="float">
            <text:p>663.6270377008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.0114010448213652" calcext:value-type="float">
            <text:p>0.011401044821365</text:p>
          </table:table-cell>
          <table:table-cell office:value-type="float" office:value="0.000154619082049122" calcext:value-type="float">
            <text:p>0.00015461908204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number-matrix-columns-spanned="2" table:number-matrix-rows-spanned="5" table:formula="of:=LINEST([.C6:.C16];[.B6:.B16];0;1)" office:value-type="float" office:value="0.000949566473353555" calcext:value-type="float">
            <text:p>0.00094956647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0132176540340322" calcext:value-type="float">
            <text:p>1.32176540340322E-05</text:p>
          </table:table-cell>
          <table:table-cell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float" office:value="0.998066174188719" calcext:value-type="float">
            <text:p>0.998066174188719</text:p>
          </table:table-cell>
          <table:table-cell office:value-type="float" office:value="0.004597768127882" calcext:value-type="float">
            <text:p>0.004597768127882</text:p>
          </table:table-cell>
        </table:table-row>
        <table:table-row table:style-name="ro1">
          <table:table-cell/>
          <table:table-cell office:value-type="float" office:value="5161.09655981735" calcext:value-type="float">
            <text:p>5161.096559817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10910285496537" calcext:value-type="float">
            <text:p>0.10910285496537</text:p>
          </table:table-cell>
          <table:table-cell office:value-type="float" office:value="0.000211394717577675" calcext:value-type="float">
            <text:p>0.000211394717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12:13.154896312</meta:creation-date>
    <dc:date>2019-11-20T14:59:01.477259542</dc:date>
    <meta:editing-duration>PT16M17S</meta:editing-duration>
    <meta:editing-cycles>2</meta:editing-cycles>
    <meta:generator>LibreOffice/6.0.7.3$Linux_X86_64 LibreOffice_project/00m0$Build-3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B6:Sheet1.C16" svg:x="0.319cm" svg:y="0.18cm" svg:width="12.508cm" svg:height="8.646cm">
          <chartooo:coordinate-region svg:x="1.231cm" svg:y="0.379cm" svg:width="11.31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6" chart:class="chart:scatter">
            <chart:domain table:cell-range-address="Sheet1.B6:Sheet1.B1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6:Sheet1.B16</svg:desc>
                </draw:g>
              </table:table-cell>
              <table:table-cell office:value-type="float" office:value="0.0395151751325736">
                <text:p>0.0395151751325736</text:p>
                <draw:g>
                  <svg:desc>Sheet1.C6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547397033761014">
                <text:p>0.0547397033761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0678778325830207">
                <text:p>0.0678778325830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716825452266744">
                <text:p>0.0716825452266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0880965968661309">
                <text:p>0.0880965968661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930958519310482">
                <text:p>0.0930958519310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0.108443307107272">
                <text:p>0.108443307107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111169206019357">
                <text:p>0.111169206019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  <table:table-cell office:value-type="float" office:value="0.117254462227126">
                <text:p>0.117254462227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0.136609898735556">
                <text:p>0.13660989873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148503580599711">
                <text:p>0.148503580599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